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T Next Generation Processor" draw:style-name="dp1" draw:master-page-name="Default">
        <draw:custom-shape draw:style-name="gr1" draw:text-style-name="P1" draw:layer="layout" svg:width="30.492cm" svg:height="1.244cm" svg:x="2.258cm" svg:y="3.54cm">
          <text:p text:style-name="P1">CPU Wishbone Mas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draw:transform="rotate (1.5707963267949) translate (2.397cm 17.51cm)">
          <text:p text:style-name="P1">Instruction Prefetc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draw:transform="rotate (1.5707963267949) translate (7.477cm 17.51cm)">
          <text:p text:style-name="P1">Instruction Deco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43cm" svg:height="2.54cm" draw:transform="rotate (1.5707963267949) translate (9.943cm 17.51cm)">
          <text:p text:style-name="P1">Decoded Instruction Q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1.27cm" svg:x="13.7cm" svg:y="16.24cm">
          <text:p text:style-name="P1">Microcode Sequenc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4cm" svg:x="13.7cm" svg:y="12.43cm">
          <text:p text:style-name="P1">Microcode Issue Un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18.78cm" svg:y="9.863cm">
          <text:p text:style-name="P1">Execu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0.48cm" svg:height="1.27cm" svg:x="2.27cm" svg:y="18.78cm">
          <text:p text:style-name="P1">Control Un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2.578cm" svg:x="2.397cm" svg:y="6.042cm">
          <text:p text:style-name="P1">L1 Instruction Cach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4cm" svg:x="13.7cm" svg:y="6.08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23.86cm" svg:y="9.863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13.7cm" svg:y="9.863cm">
          <text:p text:style-name="P1">Rea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28.94cm" svg:y="9.863cm">
          <text:p text:style-name="P1">Write Ba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draw:transform="rotate (1.5707963267949) translate (4.937cm 17.51cm)">
          <text:p text:style-name="P1">Instruction Prefetch Qu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032cm" svg:y1="8.65cm" svg:x2="3.032cm" svg:y2="9.92cm">
          <text:p/>
        </draw:line>
        <draw:line draw:style-name="gr2" draw:text-style-name="P1" draw:layer="layout" svg:x1="3.667cm" svg:y1="13.07cm" svg:x2="4.937cm" svg:y2="13.07cm">
          <text:p/>
        </draw:line>
        <draw:line draw:style-name="gr2" draw:text-style-name="P1" draw:layer="layout" svg:x1="6.207cm" svg:y1="13.07cm" svg:x2="7.477cm" svg:y2="13.07cm">
          <text:p/>
        </draw:line>
        <draw:line draw:style-name="gr2" draw:text-style-name="P1" draw:layer="layout" svg:x1="8.747cm" svg:y1="13.07cm" svg:x2="10.017cm" svg:y2="13.07cm">
          <text:p/>
        </draw:line>
        <draw:line draw:style-name="gr2" draw:text-style-name="P1" draw:layer="layout" svg:x1="27.67cm" svg:y1="10.558cm" svg:x2="28.94cm" svg:y2="10.558cm">
          <text:p/>
        </draw:line>
        <draw:line draw:style-name="gr2" draw:text-style-name="P1" draw:layer="layout" svg:x1="12.457cm" svg:y1="16.935cm" svg:x2="13.727cm" svg:y2="16.935cm">
          <text:p/>
        </draw:line>
        <draw:line draw:style-name="gr2" draw:text-style-name="P1" draw:layer="layout" svg:x1="5.472cm" svg:y1="4.84cm" svg:x2="5.472cm" svg:y2="6.11cm">
          <text:p/>
        </draw:line>
        <draw:line draw:style-name="gr2" draw:text-style-name="P1" draw:layer="layout" svg:x1="17.51cm" svg:y1="4.84cm" svg:x2="17.51cm" svg:y2="6.11cm">
          <text:p/>
        </draw:line>
        <draw:line draw:style-name="gr2" draw:text-style-name="P1" draw:layer="layout" svg:x1="28.94cm" svg:y1="6.11cm" svg:x2="28.94cm" svg:y2="4.84cm">
          <text:p/>
        </draw:line>
        <draw:line draw:style-name="gr2" draw:text-style-name="P1" draw:layer="layout" svg:x1="23.225cm" svg:y1="16.243cm" svg:x2="23.225cm" svg:y2="14.973cm">
          <text:p/>
        </draw:line>
        <draw:line draw:style-name="gr2" draw:text-style-name="P1" draw:layer="layout" svg:x1="7.35cm" svg:y1="3.57cm" svg:x2="7.35cm" svg:y2="2.3cm">
          <text:p/>
        </draw:line>
        <draw:line draw:style-name="gr2" draw:text-style-name="P1" draw:layer="layout" svg:x1="27.67cm" svg:y1="2.3cm" svg:x2="27.67cm" svg:y2="3.57cm">
          <text:p/>
        </draw:line>
        <draw:frame draw:style-name="gr3" draw:layer="layout" svg:width="15.875cm" svg:height="1.393cm" svg:x="9.636cm" svg:y="1.508cm">
          <draw:text-box>
            <text:p text:style-name="P1">ZET Processor Next Generation</text:p>
          </draw:text-box>
        </draw:frame>
        <draw:line draw:style-name="gr2" draw:text-style-name="P1" draw:layer="layout" svg:x1="25.13cm" svg:y1="8.62cm" svg:x2="25.13cm" svg:y2="9.89cm">
          <text:p/>
        </draw:line>
        <draw:line draw:style-name="gr2" draw:text-style-name="P1" draw:layer="layout" svg:x1="26.4cm" svg:y1="9.89cm" svg:x2="26.4cm" svg:y2="8.62cm">
          <text:p/>
        </draw:line>
        <draw:line draw:style-name="gr2" draw:text-style-name="P1" draw:layer="layout" svg:x1="17.51cm" svg:y1="10.525cm" svg:x2="18.78cm" svg:y2="10.525cm">
          <text:p/>
        </draw:line>
        <draw:line draw:style-name="gr2" draw:text-style-name="P1" draw:layer="layout" svg:x1="22.59cm" svg:y1="10.525cm" svg:x2="23.86cm" svg:y2="10.525cm">
          <text:p/>
        </draw:line>
        <draw:line draw:style-name="gr2" draw:text-style-name="P1" draw:layer="layout" svg:x1="15.605cm" svg:y1="12.43cm" svg:x2="15.605cm" svg:y2="11.16cm">
          <text:p/>
        </draw:line>
      </draw:page>
      <draw:page draw:name="Instruction Prefetch Unit" draw:style-name="dp1" draw:master-page-name="Default">
        <draw:frame draw:style-name="gr3" draw:layer="layout" svg:width="15.875cm" svg:height="1.393cm" svg:x="9.637cm" svg:y="1.509cm">
          <draw:text-box>
            <text:p text:style-name="P1">Instruction Prefetch Unit</text:p>
          </draw:text-box>
        </draw:frame>
      </draw:page>
      <draw:page draw:name="Instruction Prefetch Que" draw:style-name="dp1" draw:master-page-name="Default">
        <draw:frame draw:style-name="gr3" draw:text-style-name="P2" draw:layer="layout" svg:width="15.875cm" svg:height="1.393cm" svg:x="9.637cm" svg:y="1.509cm">
          <draw:text-box>
            <text:p text:style-name="P2">Instruction Prefetch Que</text:p>
          </draw:text-box>
        </draw:frame>
      </draw:page>
      <draw:page draw:name="Instruction Decoder" draw:style-name="dp1" draw:master-page-name="Default">
        <draw:frame draw:style-name="gr3" draw:text-style-name="P2" draw:layer="layout" svg:width="15.875cm" svg:height="1.393cm" svg:x="9.637cm" svg:y="1.509cm">
          <draw:text-box>
            <text:p text:style-name="P2">Instruction Decoder</text:p>
          </draw:text-box>
        </draw:frame>
        <draw:custom-shape draw:style-name="gr1" draw:text-style-name="P1" xml:id="id7" draw:id="id7" draw:layer="layout" svg:width="5.08cm" svg:height="1.27cm" svg:x="12.43cm" svg:y="6.08cm">
          <text:p text:style-name="P1">Decode Instruction</text:p>
          <text:p text:style-name="P1">Opcode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6.35cm" svg:height="1.27cm" svg:x="27.67cm" svg:y="11.16cm">
          <text:p text:style-name="P1">Offset 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6.35cm" svg:height="1.27cm" svg:x="27.67cm" svg:y="13.7cm">
          <text:p text:style-name="P1">Immediate 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6.35cm" svg:height="1.27cm" svg:x="27.67cm" svg:y="18.78cm">
          <text:p text:style-name="P1">Instruction Decoded</text:p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6.35cm" svg:height="1.27cm" svg:x="27.67cm" svg:y="16.24cm">
          <text:p text:style-name="P1">IP Base Address 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08cm" svg:height="1.27cm" svg:x="12.43cm" svg:y="3.54cm">
          <text:p text:style-name="P1">Decode Instruction</text:p>
          <text:p text:style-name="P1">Prefix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1cm" svg:height="1.27cm" svg:x="2.27cm" svg:y="3.54cm">
          <text:p text:style-name="P1">Write Prefix</text:p>
          <text:p text:style-name="P1">Re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5.08cm" svg:height="1.27cm" svg:x="12.43cm" svg:y="8.62cm">
          <text:p text:style-name="P1">Decode Instruction</text:p>
          <text:p text:style-name="P1">Modrm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81cm" svg:height="1.27cm" svg:x="2.27cm" svg:y="6.08cm">
          <text:p text:style-name="P1">Write Opcode</text:p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81cm" svg:height="1.27cm" svg:x="2.27cm" svg:y="8.62cm">
          <text:p text:style-name="P1">Write Modrm</text:p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7.62cm" svg:height="1.27cm" svg:x="18.78cm" svg:y="13.7cm">
          <text:p text:style-name="P1">Write Immediate</text:p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7.62cm" svg:height="1.27cm" svg:x="18.78cm" svg:y="18.78cm">
          <text:p text:style-name="P1">Write Instruction Decoded</text:p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7.62cm" svg:height="1.27cm" svg:x="18.78cm" svg:y="16.24cm">
          <text:p text:style-name="P1">Write IP Base Address</text:p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24cm" svg:height="6.35cm" svg:x="2.27cm" svg:y="11.16cm">
          <text:p text:style-name="P1">Instruction Decoder FS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4" draw:id="id24" draw:layer="layout" svg:width="6.35cm" svg:height="1.27cm" svg:x="11.16cm" svg:y="18.78cm">
          <text:p text:style-name="P1">Write Instruction</text:p>
          <text:p text:style-name="P1">Ack 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81cm" svg:height="1.27cm" svg:x="7.35cm" svg:y="6.08cm">
          <text:p text:style-name="P1">Opcode 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1cm" svg:height="1.27cm" svg:x="7.35cm" svg:y="3.54cm">
          <text:p text:style-name="P1">Prefix 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81cm" svg:height="1.27cm" svg:x="7.35cm" svg:y="8.62cm">
          <text:p text:style-name="P1">Modrm 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6.292cm" svg:height="1.27cm" svg:x="2.328cm" svg:y="18.78cm">
          <text:p text:style-name="P1">Instruction Ack</text:p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7.62cm" svg:height="1.27cm" svg:x="18.78cm" svg:y="11.16cm">
          <text:p text:style-name="P1">Write Offset</text:p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6.35cm" svg:height="1.27cm" svg:x="27.67cm" svg:y="6.08cm">
          <text:p text:style-name="P1">Decoded Instruction</text:p>
          <text:p text:style-name="P1">Opcode 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6.35cm" svg:height="1.27cm" svg:x="27.67cm" svg:y="3.54cm">
          <text:p text:style-name="P1">Decoded Instruction</text:p>
          <text:p text:style-name="P1">Prefix Re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5" draw:id="id15" draw:layer="layout" svg:width="6.35cm" svg:height="1.27cm" svg:x="27.67cm" svg:y="8.62cm">
          <text:p text:style-name="P1">Decoded Instruction</text:p>
          <text:p text:style-name="P1">Modrm 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7.62cm" svg:height="1.27cm" svg:x="18.78cm" svg:y="6.08cm">
          <text:p text:style-name="P1">Write Decoded</text:p>
          <text:p text:style-name="P1">Instruction Opcode 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62cm" svg:height="1.27cm" svg:x="18.78cm" svg:y="3.54cm">
          <text:p text:style-name="P1">Write Decoded</text:p>
          <text:p text:style-name="P1">Instruction Prefix Reg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7.62cm" svg:height="1.27cm" svg:x="18.78cm" svg:y="8.62cm">
          <text:p text:style-name="P1">Write Decoded</text:p>
          <text:p text:style-name="P1">Instruction Modrm Reg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08cm" svg:y1="4.175cm" svg:x2="7.35cm" svg:y2="4.175cm" draw:start-shape="id1" draw:start-glue-point="1" draw:end-shape="id2" draw:end-glue-point="3" svg:d="m6080 4175h1270">
          <text:p/>
        </draw:connector>
        <draw:connector draw:style-name="gr2" draw:text-style-name="P1" draw:layer="layout" draw:type="line" svg:x1="11.16cm" svg:y1="4.175cm" svg:x2="12.43cm" svg:y2="4.175cm" draw:start-shape="id2" draw:start-glue-point="1" draw:end-shape="id3" draw:end-glue-point="3" svg:d="m11160 4175h1270">
          <text:p/>
        </draw:connector>
        <draw:connector draw:style-name="gr2" draw:text-style-name="P1" draw:layer="layout" draw:type="line" svg:x1="17.51cm" svg:y1="4.175cm" svg:x2="18.78cm" svg:y2="4.175cm" draw:start-shape="id3" draw:start-glue-point="1" draw:end-shape="id4" draw:end-glue-point="3" svg:d="m17510 4175h1270">
          <text:p/>
        </draw:connector>
        <draw:connector draw:style-name="gr2" draw:text-style-name="P1" draw:layer="layout" draw:type="line" svg:x1="6.08cm" svg:y1="6.715cm" svg:x2="7.35cm" svg:y2="6.715cm" draw:start-shape="id5" draw:start-glue-point="1" draw:end-shape="id6" draw:end-glue-point="3" svg:d="m6080 6715h1270">
          <text:p/>
        </draw:connector>
        <draw:connector draw:style-name="gr2" draw:text-style-name="P1" draw:layer="layout" draw:type="line" svg:x1="11.16cm" svg:y1="6.715cm" svg:x2="12.43cm" svg:y2="6.715cm" draw:start-shape="id6" draw:start-glue-point="1" draw:end-shape="id7" draw:end-glue-point="3" svg:d="m11160 6715h1270">
          <text:p/>
        </draw:connector>
        <draw:connector draw:style-name="gr2" draw:text-style-name="P1" draw:layer="layout" draw:type="line" svg:x1="6.08cm" svg:y1="9.255cm" svg:x2="7.35cm" svg:y2="9.255cm" draw:start-shape="id8" draw:start-glue-point="1" draw:end-shape="id9" draw:end-glue-point="3" svg:d="m6080 9255h1270">
          <text:p/>
        </draw:connector>
        <draw:connector draw:style-name="gr2" draw:text-style-name="P1" draw:layer="layout" draw:type="line" svg:x1="11.16cm" svg:y1="9.255cm" svg:x2="12.43cm" svg:y2="9.255cm" draw:start-shape="id9" draw:start-glue-point="1" draw:end-shape="id10" draw:end-glue-point="3" svg:d="m11160 9255h1270">
          <text:p/>
        </draw:connector>
        <draw:connector draw:style-name="gr2" draw:text-style-name="P1" draw:layer="layout" draw:type="line" svg:x1="14.97cm" svg:y1="8.62cm" svg:x2="14.97cm" svg:y2="7.35cm" draw:start-shape="id10" draw:start-glue-point="0" draw:end-shape="id7" draw:end-glue-point="2" svg:d="m14970 8620v-1270">
          <text:p/>
        </draw:connector>
        <draw:connector draw:style-name="gr2" draw:text-style-name="P1" draw:layer="layout" draw:type="line" svg:x1="14.97cm" svg:y1="4.81cm" svg:x2="14.97cm" svg:y2="6.08cm" draw:start-shape="id3" draw:start-glue-point="2" draw:end-shape="id7" draw:end-glue-point="0" svg:d="m14970 4810v1270">
          <text:p/>
        </draw:connector>
        <draw:connector draw:style-name="gr2" draw:text-style-name="P1" draw:layer="layout" draw:type="line" svg:x1="17.51cm" svg:y1="9.255cm" svg:x2="18.78cm" svg:y2="9.255cm" draw:start-shape="id10" draw:start-glue-point="1" draw:end-shape="id11" draw:end-glue-point="3" svg:d="m17510 9255h1270">
          <text:p/>
        </draw:connector>
        <draw:connector draw:style-name="gr2" draw:text-style-name="P1" draw:layer="layout" draw:type="line" svg:x1="17.51cm" svg:y1="6.715cm" svg:x2="18.78cm" svg:y2="6.715cm" draw:start-shape="id7" draw:start-glue-point="1" draw:end-shape="id12" draw:end-glue-point="3" svg:d="m17510 6715h1270">
          <text:p/>
        </draw:connector>
        <draw:connector draw:style-name="gr2" draw:text-style-name="P1" draw:layer="layout" draw:type="line" svg:x1="26.4cm" svg:y1="4.175cm" svg:x2="27.67cm" svg:y2="4.175cm" draw:start-shape="id4" draw:start-glue-point="1" draw:end-shape="id13" draw:end-glue-point="3" svg:d="m26400 4175h1270">
          <text:p/>
        </draw:connector>
        <draw:connector draw:style-name="gr2" draw:text-style-name="P1" draw:layer="layout" draw:type="line" svg:x1="26.4cm" svg:y1="6.715cm" svg:x2="27.67cm" svg:y2="6.715cm" draw:start-shape="id12" draw:start-glue-point="1" draw:end-shape="id14" draw:end-glue-point="3" svg:d="m26400 6715h1270">
          <text:p/>
        </draw:connector>
        <draw:connector draw:style-name="gr2" draw:text-style-name="P1" draw:layer="layout" draw:type="line" svg:x1="26.4cm" svg:y1="9.255cm" svg:x2="27.67cm" svg:y2="9.255cm" draw:start-shape="id11" draw:start-glue-point="1" draw:end-shape="id15" draw:end-glue-point="3" svg:d="m26400 9255h1270">
          <text:p/>
        </draw:connector>
        <draw:connector draw:style-name="gr2" draw:text-style-name="P1" draw:layer="layout" draw:type="line" svg:x1="26.4cm" svg:y1="11.795cm" svg:x2="27.67cm" svg:y2="11.795cm" draw:start-shape="id16" draw:start-glue-point="1" draw:end-shape="id17" draw:end-glue-point="3" svg:d="m26400 11795h1270">
          <text:p/>
        </draw:connector>
        <draw:connector draw:style-name="gr2" draw:text-style-name="P1" draw:layer="layout" draw:type="line" svg:x1="26.4cm" svg:y1="14.335cm" svg:x2="27.67cm" svg:y2="14.335cm" draw:start-shape="id18" draw:start-glue-point="1" draw:end-shape="id19" draw:end-glue-point="3" svg:d="m26400 14335h1270">
          <text:p/>
        </draw:connector>
        <draw:connector draw:style-name="gr2" draw:text-style-name="P1" draw:layer="layout" draw:type="line" svg:x1="26.4cm" svg:y1="16.875cm" svg:x2="27.67cm" svg:y2="16.875cm" draw:start-shape="id20" draw:start-glue-point="1" draw:end-shape="id21" draw:end-glue-point="3" svg:d="m26400 16875h1270">
          <text:p/>
        </draw:connector>
        <draw:connector draw:style-name="gr2" draw:text-style-name="P1" draw:layer="layout" draw:type="line" svg:x1="26.4cm" svg:y1="19.415cm" svg:x2="27.67cm" svg:y2="19.415cm" draw:start-shape="id22" draw:start-glue-point="1" draw:end-shape="id23" draw:end-glue-point="3" svg:d="m26400 19415h1270">
          <text:p/>
        </draw:connector>
        <draw:connector draw:style-name="gr2" draw:text-style-name="P1" draw:layer="layout" draw:type="line" svg:x1="11.16cm" svg:y1="19.415cm" svg:x2="8.62cm" svg:y2="19.415cm" draw:start-shape="id24" draw:start-glue-point="3" draw:end-shape="id25" svg:d="m11160 19415h-2540">
          <text:p/>
        </draw:connector>
      </draw:page>
      <draw:page draw:name="Decoded Instruction Que" draw:style-name="dp1" draw:master-page-name="Default">
        <draw:frame draw:style-name="gr3" draw:text-style-name="P2" draw:layer="layout" svg:width="15.875cm" svg:height="1.393cm" svg:x="9.637cm" svg:y="1.509cm">
          <draw:text-box>
            <text:p text:style-name="P2">Decoded Instruction Q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rley Picker</meta:initial-creator>
    <meta:creation-date>2014-01-07T20:34:42</meta:creation-date>
    <dc:date>2014-01-13T00:24:52</dc:date>
    <dc:creator>Charley Picker</dc:creator>
    <meta:editing-duration>P5DT3H30S</meta:editing-duration>
    <meta:editing-cycles>43</meta:editing-cycles>
    <meta:generator>LibreOffice/3.5$Linux_X86_64 LibreOffice_project/350m1$Build-202</meta:generator>
    <meta:document-statistic meta:object-count="81"/>
  </office:meta>
</office:document-meta>
</file>